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fo:font-weight="bold" officeooo:rsid="003f39ec" officeooo:paragraph-rsid="003f39e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fo:font-weight="normal" officeooo:rsid="0038c5fb" officeooo:paragraph-rsid="0038c5fb" style:letter-kerning="true" style:font-size-asian="12pt" style:font-weight-asian="normal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b6a45" officeooo:paragraph-rsid="002b6a4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c63d4" officeooo:paragraph-rsid="0038c5fb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f39ec" officeooo:paragraph-rsid="003f39ec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2b6a4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0dfb6" style:letter-kerning="true" style:font-weight-asian="normal"/>
    </style:style>
    <style:style style:name="T2" style:family="text">
      <style:text-properties style:letter-kerning="true"/>
    </style:style>
    <style:style style:name="T3" style:family="text">
      <style:text-properties officeooo:rsid="0010dfb6" style:letter-kerning="true"/>
    </style:style>
    <style:style style:name="T4" style:family="text">
      <style:text-properties fo:font-weight="bold" officeooo:rsid="002ac53e" style:letter-kerning="true" style:font-weight-asian="bold" style:font-weight-complex="bold"/>
    </style:style>
    <style:style style:name="T5" style:family="text">
      <style:text-properties fo:font-weight="bold" officeooo:rsid="0010dfb6" style:letter-kerning="true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c5fb" style:font-weight-asian="bold" style:font-weight-complex="bold"/>
    </style:style>
    <style:style style:name="T9" style:family="text">
      <style:text-properties style:font-name="DejaVu Sans Condensed" fo:font-size="12pt" fo:font-weight="bold" officeooo:rsid="002b6a45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d3e7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a2835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f411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55a56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11d6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8c5fb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a28c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63d4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dd15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f39ec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1319f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normal" officeooo:rsid="0010dfb6" style:letter-kerning="true" style:font-size-asian="12pt" style:font-weight-asian="normal" style:font-size-complex="12pt"/>
    </style:style>
    <style:style style:name="T23" style:family="text">
      <style:text-properties style:font-name="DejaVu Sans Condensed" fo:font-size="12pt" fo:font-weight="normal" officeooo:rsid="002b6a45" style:letter-kerning="true" style:font-size-asian="12pt" style:font-weight-asian="normal" style:font-size-complex="12pt"/>
    </style:style>
    <style:style style:name="T24" style:family="text">
      <style:text-properties style:font-name="DejaVu Sans Condensed" fo:font-size="12pt" fo:font-weight="normal" officeooo:rsid="002ff591" style:letter-kerning="true" style:font-size-asian="12pt" style:font-weight-asian="normal" style:font-size-complex="12pt"/>
    </style:style>
    <style:style style:name="T25" style:family="text">
      <style:text-properties style:font-name="DejaVu Sans Condensed" fo:font-size="12pt" fo:font-weight="normal" officeooo:rsid="002ac53e" style:letter-kerning="true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/>
    </style:style>
    <style:style style:name="T27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 style:font-weight-complex="bold"/>
    </style:style>
    <style:style style:name="T28" style:family="text">
      <style:text-properties style:font-name="DejaVu Sans Condensed" fo:font-size="12pt" fo:font-weight="normal" officeooo:rsid="003c63d4" style:letter-kerning="true" style:font-size-asian="12pt" style:font-weight-asian="normal" style:font-size-complex="12pt"/>
    </style:style>
    <style:style style:name="T29" style:family="text">
      <style:text-properties style:font-name="DejaVu Sans Condensed" fo:font-size="12pt" fo:font-weight="normal" officeooo:rsid="003d3d5f" style:letter-kerning="true" style:font-size-asian="12pt" style:font-weight-asian="normal" style:font-size-complex="12pt"/>
    </style:style>
    <style:style style:name="T30" style:family="text">
      <style:text-properties style:font-name="DejaVu Sans Condensed" fo:font-size="12pt" style:letter-kerning="true" style:font-size-asian="12pt" style:font-size-complex="12pt"/>
    </style:style>
    <style:style style:name="T31" style:family="text">
      <style:text-properties style:font-name="DejaVu Sans Condensed" fo:font-size="12pt" officeooo:rsid="003c63d4" style:letter-kerning="true" style:font-size-asian="12pt" style:font-size-complex="12pt"/>
    </style:style>
    <style:style style:name="T32" style:family="text">
      <style:text-properties officeooo:rsid="0038c5fb" style:font-weight-complex="normal"/>
    </style:style>
    <style:style style:name="T33" style:family="text">
      <style:text-properties style:text-position="super 58%" style:font-name="DejaVu Sans Condensed" fo:font-size="12pt" fo:font-weight="bold" officeooo:rsid="0041319f" style:letter-kerning="true" style:font-size-asian="12pt" style:font-weight-asian="bold" style:font-size-complex="12pt" style:font-weight-complex="bold"/>
    </style:style>
    <style:style style:name="T34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5</text:span><text:span text:style-name="T14">0</text:span><text:span text:style-name="T19">6</text:span><text:span text:style-name="T10"> - </text:span><text:span text:style-name="T12">A/G - </text:span><text:span text:style-name="T11">RB </text:span><text:span text:style-name="T15">05 </text:span><text:span text:style-name="T17">MCLOS</text:span><text:span text:style-name="T15"> missile</text:span></text:p>
      <text:p text:style-name="P2"/>
      <text:p text:style-name="P1">Before attack:</text:p>
      <text:list xml:id="list3517310909" text:style-name="L1">
        <text:list-item>
          <text:p text:style-name="P7"><text:span text:style-name="T25">Set </text:span><text:span text:style-name="T16">Weapon Selector</text:span><text:span text:style-name="T22"> dial </text:span><text:span text:style-name="T26">depending on attack profile:</text:span></text:p>
          <text:list>
            <text:list-item>
              <text:p text:style-name="P7"><text:span text:style-name="T15">MARK DYK</text:span><text:span text:style-name="T27"> for ground targets, detonates on impact.</text:span></text:p>
            </text:list-item>
            <text:list-item>
              <text:p text:style-name="P8"><text:span text:style-name="T6">SJO PLAN</text:span> for naval targets, detonates after short delay.</text:p>
            </text:list-item>
            <text:list-item>
              <text:p text:style-name="P8"><text:span text:style-name="T6">LUFT RR</text:span> for air targets, detonates when within 6 m of target.</text:p>
            </text:list-item>
          </text:list>
        </text:list-item>
        <text:list-item>
          <text:p text:style-name="P9">Missile range approx <text:span text:style-name="T7">1</text:span><text:span text:style-name="T8">0</text:span><text:span text:style-name="T7"> km</text:span><text:span text:style-name="T32">, battery life is </text:span><text:span text:style-name="T8">40 seconds from Trigger Unsafe</text:span><text:span text:style-name="T32">.</text:span></text:p>
        </text:list-item>
      </text:list>
      <text:p text:style-name="P4"/>
      <text:p text:style-name="P3"><text:span text:style-name="T3">O</text:span><text:span text:style-name="T2">n attack run toward target waypoint:</text:span></text:p>
      <text:list xml:id="list165620353127810" text:continue-list="list3517310909" text:style-name="L1">
        <text:list-item text:start-value="1">
          <text:p text:style-name="P12"><text:span text:style-name="T1">Set </text:span><text:span text:style-name="T5">Master Mode</text:span><text:span text:style-name="T1"> dial to </text:span><text:span text:style-name="T4">ANF</text:span><text:span text:style-name="T1">.</text:span></text:p>
        </text:list-item>
        <text:list-item>
          <text:p text:style-name="P13"><text:span text:style-name="T26">When 10 away, s</text:span><text:span text:style-name="T23">et </text:span><text:span text:style-name="T9">Trigger Unsafe</text:span><text:span text:style-name="T23"> (hold </text:span><text:span text:style-name="T24">T</text:span><text:span text:style-name="T23">rigger 1st stage, or press </text:span><text:span text:style-name="T24">F</text:span><text:span text:style-name="T23">lip-down trigger).</text:span></text:p>
        </text:list-item>
      </text:list>
      <text:list text:style-name="L2">
        <text:list-item>
          <text:list>
            <text:list-item>
              <text:p text:style-name="P15"><text:span text:style-name="T15">IMPORTANT</text:span><text:span text:style-name="T26">: Missile battery </text:span><text:span text:style-name="T15">lasts only 40 seconds</text:span><text:span text:style-name="T26"> starting when Trigger Unsafe is pressed.</text:span></text:p>
            </text:list-item>
          </text:list>
        </text:list-item>
      </text:list>
      <text:list xml:id="list165621306816331" text:continue-list="list165620353127810" text:style-name="L1">
        <text:list-item>
          <text:p text:style-name="P14"><text:span text:style-name="T23">P</text:span><text:span text:style-name="T26">ress </text:span><text:span text:style-name="T15">Trigger 2nd stage</text:span><text:span text:style-name="T26"> to fire.</text:span></text:p>
        </text:list-item>
        <text:list-item>
          <text:p text:style-name="P14"><text:span text:style-name="T26">Guide missile visually with </text:span><text:span text:style-name="T15">RB 05 stick pitch up/down/left/right</text:span><text:span text:style-name="T26"> </text:span><text:span text:style-name="T28">(</text:span><text:span text:style-name="T18">Dish Hat </text:span><text:span text:style-name="T21">2</text:span><text:span text:style-name="T33">nd</text:span><text:span text:style-name="T21"> layer</text:span><text:span text:style-name="T18"> up/down/left/right</text:span><text:span text:style-name="T28">, or </text:span><text:span text:style-name="T20">Pull Lever</text:span><text:span text:style-name="T28"> to make main </text:span><text:span text:style-name="T29">flight</text:span><text:span text:style-name="T28"> stick steer the missile)</text:span></text:p>
        </text:list-item>
      </text:list>
      <text:p text:style-name="P10"/>
      <text:p text:style-name="P6"><text:span text:style-name="T31">T</text:span><text:span text:style-name="T30">ips:</text:span></text:p>
      <text:list text:style-name="L3">
        <text:list-item>
          <text:p text:style-name="P11">Get some altitude for the attack run, over 1km for good results</text:p>
        </text:list-item>
        <text:list-item>
          <text:p text:style-name="P11">Use attitude hold on the dive and use the pull lever for best control (should this be moved to a different control on the left hand? When I tried yesterday I was getting some weird pitch and roll behavior on the plane, maybe because squeezing the lever puts some force on the stic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56:19.498000000</dc:date>
    <meta:editing-duration>PT4H22M56S</meta:editing-duration>
    <meta:editing-cycles>3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6" meta:word-count="208" meta:character-count="1145" meta:non-whitespace-character-count="965"/>
  </office:meta>
</office:document-meta>
</file>